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d558" officeooo:paragraph-rsid="0015d558"/>
    </style:style>
    <style:style style:name="P2" style:family="paragraph" style:parent-style-name="Standard">
      <style:text-properties fo:font-weight="bold" officeooo:rsid="0015d558" officeooo:paragraph-rsid="0015d558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$5 + 10 CHF = $10 if rate is 2:1</text:p>
      <text:p text:style-name="P2">$5 + $5 = $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mitar </meta:initial-creator>
    <meta:creation-date>2018-02-23T23:28:03.221000000</meta:creation-date>
    <dc:date>2018-02-23T23:29:02.839000000</dc:date>
    <dc:creator>Dimitar </dc:creator>
    <meta:editing-duration>PT1M4S</meta:editing-duration>
    <meta:editing-cycles>1</meta:editing-cycles>
    <meta:document-statistic meta:table-count="0" meta:image-count="0" meta:object-count="0" meta:page-count="1" meta:paragraph-count="2" meta:word-count="15" meta:character-count="45" meta:non-whitespace-character-count="32"/>
    <meta:generator>LibreOffice/5.0.6.3$Windows_x86 LibreOffice_project/490fc03b25318460cfc54456516ea2519c11d1aa</meta:generator>
  </office:meta>
</office:document-meta>
</file>